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master-page-name="">
      <style:paragraph-properties fo:margin-left="0cm" fo:margin-right="0cm" fo:margin-top="0cm" fo:margin-bottom="0.199cm" fo:text-align="justify" style:justify-single-word="false" fo:text-indent="0.499cm" style:auto-text-indent="false" style:page-number="auto"/>
    </style:style>
    <style:style style:name="P2" style:family="paragraph" style:parent-style-name="UBUcuerpoTrabajo" style:list-style-name="L1"/>
    <style:style style:name="P3" style:family="paragraph" style:parent-style-name="UBUcuerpoTrabajo" style:list-style-name="L2"/>
    <style:style style:name="P4" style:family="paragraph" style:parent-style-name="UBUcuerpoTrabajo" style:list-style-name="L3"/>
    <style:style style:name="P5" style:family="paragraph" style:parent-style-name="UBUcuerpoTrabajo" style:list-style-name="L4"/>
    <style:style style:name="P6" style:family="paragraph" style:parent-style-name="UBUcuerpoTrabajo" style:list-style-name="L5"/>
    <style:style style:name="P7" style:family="paragraph" style:parent-style-name="UBUcuerpoTrabajo" style:list-style-name="L6"/>
    <style:style style:name="P8" style:family="paragraph" style:parent-style-name="UBUcuerpoTrabajo" style:list-style-name="L7"/>
    <style:style style:name="P9" style:family="paragraph" style:parent-style-name="Heading_20_1" style:master-page-name="">
      <style:paragraph-properties style:page-number="auto" fo:break-before="auto" fo:break-after="auto"/>
    </style:style>
    <style:style style:name="T1" style:family="text">
      <style:text-properties fo:language="en" fo:country="US"/>
    </style:style>
    <style:style style:name="T2" style:family="text">
      <style:text-properties fo:language="en" fo:country="US" style:font-size-asian="10.5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Conceptos teóricos</text:h>
      <text:p text:style-name="UBUcuerpoTrabajo">Para la correcta realización de este proyecto debemos utilizar diversos conceptos teóricos de varios campos diversos como pueden ser los patrones de diseño, las metodologías ágiles etc.</text:p>
      <text:h text:style-name="Heading_20_2" text:outline-level="2">Patrones de diseño</text:h>
      <text:p text:style-name="UBUcuerpoTrabajo">Lo primero que debemos de hacer antes de trabajar con los patrones de diseño es entender que es un patrón de diseño para poder utilizarlos de forma adecuada, lo primero es entender las definiciones que existen sobre los patrones de diseño una de ellas es "Los patrones de diseño son soluciones para problemas típicos y recurrentes que nos podemos encontrar a la hora de desarrollar una aplicación" otra definición es "Un patrón es una solución general, fruto de la experiencia, a un problema general que puede adaptarse a un problema concreto". Estas definiciones nos dicen que existen patrones ya definidos para problemas de carácter general que ya han sido mas que probados para solucionar problemas concretos por otros programadores, por lo que si entendemos que problema general se adapta a nuestro problema concreto podemos utilizar el patrón que soluciona ese problema general.</text:p>
      <text:p text:style-name="UBUcuerpoTrabajo">El siguiente paso es definir cual es nuestro problema y compararlo con los problemas de carácter general que solucionan los distintos patrones para encontrar que patrón o patrones nos permiten solucionar nuestro problema concreto, para la realización del proyecto hemos encontrado los patrones de fabrica abstracta, fachada y singleton.</text:p>
      <text:list xml:id="list6162205214870513419" text:style-name="L1">
        <text:list-item>
          <text:p text:style-name="P2">Patrón fachada: El problema que pretendemos solucionar al emplear este patrón es que realizando un estudio de las distintas plataformas existentes para el desarrollo de proyectos, cada una tiene una estructura propia a la hora de guardar la información sobre los commits o las issues. También a la hora de realizar las peticiones cada plataforma como es lógico tiene una dirección de red a la que hay que realizar la petición, es decir para obtener las issues de GitHub debemos realizar la petición sobre la dirección "https://api.github.com/repos/{usuario}/{repositorio}/issues" en cambio para obtenerlas de Bitbucket debemos utilizar la dirección "https://bitbucket.org/api/1.0/repositories/{usuario}/{repositorio}/issues". Este patrón fachada soluciona este problema ocultando al usuario las diferencia existentes haciendo que para el sea lo mismo pedir los datos de una plataforma o de otra.</text:p>
        </text:list-item>
        <text:list-item>
          <text:p text:style-name="P2">Fabrica abstracta: El problema que se pretende solucionar con este patrón es la creación de la fachada necesaria para realizar las operaciones de forma correcta sobre la plataforma seleccionada, cada fachada trabaja sobre una plataforma. El usuario decide sobre que plataforma desea trabajar y la fabrica se encarga de crearla para evitar que el usuario deba conocer aspectos del software que puede que escapen a su comprensión.</text:p>
        </text:list-item>
        <text:list-item>
          <text:p text:style-name="P2">Singleton: Este patrón soluciona los problemas que puedan surgir si se crean varias fabricas abstractas o fachadas para trabajar con la plataforma que ha seleccionado el usuario.</text:p>
        </text:list-item>
      </text:list>
      <text:p text:style-name="UBUcuerpoTrabajo">Todos estos patrones y problemas surgen en previsión de que se pretenda añadir implementaciones para trabajar con otras plataformas de desarrollo de software aparte de GitHub que es la única que esta actualmente implementada.</text:p>
      <text:h text:style-name="Heading_20_2" text:outline-level="2">Métricas de medición</text:h>
      <text:p text:style-name="UBUcuerpoTrabajo">Debemos entender que métricas pueden ser atractivas para el usuario a la hora de comprender y poder valorar el estado y la evolución de un proyecto software y si es posible obtener la información necesaria de la plataforma para realizar esa métrica.</text:p>
      <text:p text:style-name="UBUcuerpoTrabajo"><text:soft-page-break/>A continuación vamos a definir las métricas utilizadas agrupadas por categorías.</text:p>
      <text:p text:style-name="UBUcuerpoTrabajo">De las métricas descritas en la tesis sPACE: Software <text:span text:style-name="T2">Project Assessment in the Course of Evolution, desarrollada por Jacek Ratzinguer</text:span> vamos a seleccionar las que podemos realizar ya sea porque no podemos obtener el numero de lineas modificadas en cada cambio o commit ni el numero de bits modificado.</text:p>
      <text:h text:style-name="Heading_20_3" text:outline-level="3">Equipo</text:h>
      <text:p text:style-name="UBUcuerpoTrabajo">Para todo proyecto de desarrollo software uno de los aspectos mas importantes es el trabajo en equipo. Estas métricas nos permiten conocer el numero de autores que están trabajando en el proyecto y una estimación de la actividad que están realizando.</text:p>
      <text:list xml:id="list4329580481244370605" text:style-name="L2">
        <text:list-item>
          <text:p text:style-name="P3">CambioPorAutor: Numero de cambios realizados por cada autor.</text:p>
        </text:list-item>
        <text:list-item>
          <text:p text:style-name="P3">IssuesPorAutor: Numero de issues creadas por cada autor.</text:p>
        </text:list-item>
        <text:list-item>
          <text:p text:style-name="P3">ContadorAutor: Número de autores trabajando, normalizado sobre el número total de cambios.</text:p>
        </text:list-item>
      </text:list>
      <text:h text:style-name="Heading_20_3" text:outline-level="3">Proceso de orientación</text:h>
      <text:p text:style-name="UBUcuerpoTrabajo">Esta categoría recoge las métricas que muestran el comportamiento del equipo de trabajo con respecto a las tareas o issues que se crean en el proyecto, cuanto tiempo tardan en cerrarlas, porcentaje de cierre etc. Con respecto a las métricas descritas en la tesis <text:span text:style-name="T2">sPACE: Software Project Assessment in the Course of Evolution, desarrollada por Jacek Ratzinguer</text:span> hemos tenido que adaptar varias métricas ya que en la plataforma GitHub no se puede dar prioridad a las tareas que se declaran.</text:p>
      <text:list xml:id="list4259498966030128932" text:style-name="L3">
        <text:list-item>
          <text:p text:style-name="P4">NumeroIssues: Numero de issues creadas en el proyecto.</text:p>
        </text:list-item>
        <text:list-item>
          <text:p text:style-name="P4">NumeroIssuesCerradas: Numero de issues que se han cerrado.</text:p>
        </text:list-item>
        <text:list-item>
          <text:p text:style-name="P4">MediaDiasCierre: Media de días que se tarda en cerrar una issue.</text:p>
        </text:list-item>
        <text:list-item>
          <text:p text:style-name="P4">PorcentajeIssuesCerradas: Porcentaje de issues que se han cerrado sobre las que se han creado.</text:p>
        </text:list-item>
        <text:list-item>
          <text:p text:style-name="P4">NumeroCambiosSinMensaje: Numero de commits sin mensaje.</text:p>
        </text:list-item>
        <text:list-item>
          <text:p text:style-name="P4">ContadorTareas: Número de tareas, normalizada sobre el número total de cambios.</text:p>
        </text:list-item>
      </text:list>
      <text:h text:style-name="Heading_20_3" text:outline-level="3">Restricciones temporales</text:h>
      <text:p text:style-name="UBUcuerpoTrabajo">Las siguientes métricas son las relacionadas con las restricciones temporales. Para todo proyecto de desarrollo de software es interesante saber el tiempo que se aplica en las distintas acciones para poder prever como van a afectar futuros cambios o acciones en la evolución del proyecto y su coste en el mismo.</text:p>
      <text:list xml:id="list8315153853285236435" text:style-name="L4">
        <text:list-item>
          <text:p text:style-name="P5">MediaDiasCambio: Numero de días de media entre cambios.</text:p>
        </text:list-item>
        <text:list-item>
          <text:p text:style-name="P5">DiasPrimerUltimoCommit: Días que han pasado desde que se realizo el primer commit hasta que se realizo el ultimo.</text:p>
        </text:list-item>
        <text:list-item>
          <text:p text:style-name="P5">UltimaModificacion: Fecha en la que se realizo el ultimo commit.</text:p>
        </text:list-item>
        <text:list-item>
          <text:p text:style-name="P5">CommitPorDia: Numero de commits que se han realizado cada día de la semana durante todo el proyecto.</text:p>
        </text:list-item>
        <text:list-item>
          <text:p text:style-name="P5">CommitPorMes: Numero de commits que se han realizado cada mes durante todo el proyecto.</text:p>
        </text:list-item>
        <text:list-item>
          <text:p text:style-name="P5"><text:soft-page-break/>RelacionMesPico: Mes en que más cambios se han realizado.</text:p>
        </text:list-item>
        <text:list-item>
          <text:p text:style-name="P5">ContadorCambiosPico: Número de cambios en el mes que mas se han realizado, normalizado sobre el número total de cambios.</text:p>
        </text:list-item>
        <text:list-item>
          <text:p text:style-name="P5">RatioActividadCambio: Número de cambios relativos al número de meses.</text:p>
        </text:list-item>
      </text:list>
      <text:h text:style-name="Heading_20_3" text:outline-level="3">Importancia del proyecto</text:h>
      <text:p text:style-name="UBUcuerpoTrabajo">Estas métricas nos da una idea de la importancia del proyecto al mostrar el numero de usuarios de la plataforma que han marcado el proyecto como favorito.</text:p>
      <text:list xml:id="list5800344011072034293" text:style-name="L5">
        <text:list-item>
          <text:p text:style-name="P6">NumeroFavoritos: Número de usuarios que han marcado como favorito el proyecto.</text:p>
        </text:list-item>
      </text:list>
      <text:h text:style-name="Heading_20_3" text:outline-level="3">Metodologías ágiles</text:h>
      <text:p text:style-name="UBUcuerpoTrabajo">Las metodologías ágiles heredan del manifiesto ágil publicado en febrero de 2001 que aboga por dar mayor valor a los individuos y sus interacciones sobre los procesos y las herramientas, valora el software funcional por encima de la documentación, la colaboración con el cliente sobre la negociación contractual y la respuesta al cambio por encima de la planificación total.</text:p>
      <text:p text:style-name="UBUcuerpoTrabajo">Sobre estos principios recogidos en el manifiesto ágil surgieron varias metodologías basadas en el desarrollo iterativo e incremental, en las cuales los requisitos y soluciones evolucionan en cada iteración mediante la colaboración de equipos auto organizados y multidisciplinarios. El desarrollo se realiza en cortos lapsos de tiempo, iteraciones, que permiten adaptar los requisitos a nuevos eventos externos o internos al desarrollo. Cada iteración tiene su planificación, análisis de requisitos, diseño, implementación, revisión y documentación. El objetivo de cada iteración es obtener un prototipo sin errores que cumpla los requisitos que se solicitaban en esa misma iteración. Al final de cada iteración el equipo vuelve a evaluar las prioridades del proyecto.</text:p>
      <text:p text:style-name="UBUcuerpoTrabajo">Uno de los ejemplos de metodologías ágiles es Scrum:</text:p>
      <text:p text:style-name="UBUcuerpoTrabajo">Scrum divide a los participantes en el desarrollo del producto por medio de varios roles cada uno con unas características, deberes y objetivos:</text:p>
      <text:list xml:id="list349202145197455011" text:style-name="L6">
        <text:list-item>
          <text:p text:style-name="P7"><text:span text:style-name="T2">Product Owner</text:span>: Este rol representa la voz del cliente. Se asegura de que el equipo trabaje de forma adecuada desde la perspectiva del negocio.</text:p>
        </text:list-item>
        <text:list-item>
          <text:p text:style-name="P7"><text:span text:style-name="T1">ScrumMaster</text:span>: Su principal objetivo es solucionar los problemas que impiden alcanzar el objetivo del sprint. Es el que se asegura de que el proceso scrum se utiliza como es debido.</text:p>
        </text:list-item>
        <text:list-item>
          <text:p text:style-name="P7">Equipo de desarrollo: Es el responsable de entregar el producto. Formado por entre 3 y 9 personas con habilidades transversales necesarias para realizar el trabajo.</text:p>
        </text:list-item>
      </text:list>
      <text:p text:style-name="P1">Scrum también tiene un conjunto de reuniones utilizadas para dirigir el desarrollo:</text:p>
      <text:list xml:id="list38306443" text:continue-numbering="true" text:style-name="L6">
        <text:list-item>
          <text:p text:style-name="P7"><text:span text:style-name="T1">Daily</text:span> scrum: Se realizan cada día de un sprint, sirven para poner de manifiesto las tareas que esta realizando cada miembro del equipo y declarar si se ha encontrado algún problema para alcanzar los objetivos.</text:p>
        </text:list-item>
        <text:list-item>
          <text:p text:style-name="P7">Scrum de Scrum: Estas reuniones se realizan después del <text:span text:style-name="T1">daily</text:span> scrum entre varios equipos de trabajo y se centran en áreas de solapamiento e integración.</text:p>
        </text:list-item>
        <text:list-item>
          <text:p text:style-name="P7"><text:span text:style-name="T2">Sprint Planning Meeting</text:span>: Esta reunión se realiza antes de cada sprint y sirve para planificarlo.</text:p>
        </text:list-item>
        <text:list-item>
          <text:p text:style-name="P7"><text:span text:style-name="T2">Sprint Review Meeting</text:span>: Esta reunión se realiza al final de cada sprint para revisar que trabajo se ha completado y presentar una demo o prototipo a los interesados.</text:p>
        </text:list-item>
        <text:list-item>
          <text:p text:style-name="P7"><text:span text:style-name="T2">Sprint Retrospective</text:span>: Esta reunión se realiza también al finalizar el sprint y en ella todos <text:soft-page-break/>los miembros del equipo exponen sus impresiones sobre el sprint, con el objetivo de mejorar el proceso.</text:p>
        </text:list-item>
      </text:list>
      <text:p text:style-name="UBUcuerpoTrabajo">Un sprint es el periodo de tiempo en el que se realiza el trabajo, es recomendable que su duración sea constante y definida por el equipo en función de sus experiencias previas, al final de cada sprint se presentan los resultados alcanzados, principalmente en forma de prototipo que se presenta al cliente comprobar que el rumbo del proyecto es el deseado.</text:p>
      <text:h text:style-name="Heading_20_3" text:outline-level="3">GitHub</text:h>
      <text:p text:style-name="UBUcuerpoTrabajo">GitHub es una plataforma de desarrollo colaborativo que permite alojar proyectos, proporcionando ademas de un facilitar un espacio de alojamiento en la red proporciona un sistema de control de versiones basado en git. GitHub provee a sus usuarios de una plataforma en la que alojar sus proyectos, con un control de versiones integrado, crea una pagina web para cada proyecto en la que se pueden ver varios gráficos que proporcionan información referente a los cambios realizados en el proyecto, commits al mes, commits al día, visitantes, lineas de código cambiadas al día, forks o bifurcaciones del proyecto, etc.</text:p>
      <text:p text:style-name="UBUcuerpoTrabajo">Una de las principales características de GitHub es que tiene aspectos que coinciden con los de una red social, permite a desarrolladores de distintas partes del mundo ponerse en contacto y buscar proyectos en desarrollo que coincidan con sus ideas o buscar apoyos para desarrollar sus propias ideas. Como bien indica uno de sus eslóganes "<text:span text:style-name="T2">Build software better, together."</text:span> esta es una de sus características mas importantes y a la que quieren dar mayor importancia.</text:p>
      <text:p text:style-name="UBUcuerpoTrabajo">Vocabulario de GitHub</text:p>
      <text:p text:style-name="UBUcuerpoTrabajo">Para entender mejor algunas descripciones de las métricas con las que trabaja actualmente la aplicación vamos a proceder a indicar a que se refiere cada palabra:</text:p>
      <text:list xml:id="list3505467139880349514" text:style-name="L7">
        <text:list-item>
          <text:p text:style-name="P8">Commit: Se refiere a los cambios realizados en el repositorio del proyecto como modificar lineas de código, eliminar o crear archivos.</text:p>
        </text:list-item>
        <text:list-item>
          <text:p text:style-name="P8">Issue: Son las tareas que crean los desarrolladores para indicar que acciones deben realizar como corregir bugs, añadir características, etc.</text:p>
        </text:list-item>
        <text:list-item>
          <text:p text:style-name="P8"><text:span text:style-name="T1">Fork</text:span>: Son bifurcaciones del proyecto con las que se pretende trabajar en nuevas funcionalidades sin entorpecer la linea de trabajo general del proyect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fo:text-align="center" style:justify-single-word="false" text:number-lines="false" text:line-number="0"/>
      <style:text-properties fo:font-size="10.5pt" fo:font-style="normal" fo:font-weight="bold"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UBUcuerpoTrabajo" style:default-outline-level="1" style:class="text">
      <style:paragraph-properties fo:margin="100%" fo:margin-left="0.75cm" fo:margin-right="0cm" fo:margin-top="0.801cm" fo:margin-bottom="0.199cm" fo:text-indent="-0.25cm" style:auto-text-indent="false">
        <style:tab-stops/>
      </style:paragraph-properties>
      <style:text-properties fo:font-variant="small-caps" fo:font-size="115%" fo:font-weight="bold" style:font-size-asian="115%" style:font-weight-asian="bold" style:font-size-complex="115%" style:font-weight-complex="bold"/>
    </style:style>
    <style:style style:name="UBUcuerpoTrabajo" style:family="paragraph" style:parent-style-name="Text_20_body" style:class="text" style:master-page-name="">
      <style:paragraph-properties fo:margin="100%" fo:margin-left="0cm" fo:margin-right="0cm" fo:margin-top="0cm" fo:margin-bottom="0.199cm" fo:text-align="justify" style:justify-single-word="false" fo:text-indent="0.499cm"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0" style:display-name="Heading 10" style:family="paragraph" style:parent-style-name="Heading" style:next-style-name="Text_20_body" style:default-outline-level="10" style:class="text" style:master-page-name="">
      <style:paragraph-properties style:page-number="auto"/>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UBUcuerpoTrabajo" style:default-outline-level="2" style:class="text" style:master-page-name="">
      <style:paragraph-properties fo:margin="100%" fo:margin-left="0.75cm" fo:margin-right="0cm" fo:margin-top="0.6cm" fo:margin-bottom="0.199cm" fo:text-indent="-0.25cm" style:auto-text-indent="false" style:page-number="auto">
        <style:tab-stops/>
      </style:paragraph-properties>
      <style:text-properties fo:font-variant="small-caps" fo:font-size="15pt" fo:font-style="normal"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paragraph-properties fo:margin="100%" fo:margin-left="0.75cm" fo:margin-right="0cm" fo:margin-top="0.42cm" fo:margin-bottom="0.199cm" fo:text-indent="-0.25cm" style:auto-text-indent="false">
        <style:tab-stops/>
      </style:paragraph-properties>
      <style:text-properties fo:font-variant="small-caps" fo:font-size="14pt" fo:font-weight="bold" style:font-size-asian="14pt" style:font-weight-asian="bold" style:font-size-complex="14pt"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3_ConceptosTeoricos.odt</text:file-name> v.<text:editing-cycles>20</text:editing-cycles> <text:title/><text:modification-date style:data-style-name="N103">01/feb/16</text:modification-date><text:tab/><text:tab/><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22:16</meta:creation-date>
    <meta:generator>OpenOffice/4.0.1$Win32 OpenOffice.org_project/401m5$Build-9714</meta:generator>
    <dc:date>2016-02-01T18:14:53.40</dc:date>
    <dc:creator>David Blanco Alonso</dc:creator>
    <meta:editing-duration>PT16H12M48S</meta:editing-duration>
    <meta:editing-cycles>20</meta:editing-cycles>
    <meta:printed-by>Carlos Pardo Aguilar</meta:printed-by>
    <meta:print-date>2015-07-18T14:21:34</meta:print-date>
    <meta:document-statistic meta:table-count="0" meta:image-count="0" meta:object-count="0" meta:page-count="4" meta:paragraph-count="63" meta:word-count="1784" meta:character-count="11316"/>
  </office:meta>
</office:document-meta>
</file>